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35ce" officeooo:paragraph-rsid="001135ce"/>
    </style:style>
    <style:style style:name="P2" style:family="paragraph" style:parent-style-name="Standard">
      <style:text-properties fo:color="#3f7f5f" style:font-name="Consolas" fo:font-size="10pt" officeooo:rsid="001135ce" officeooo:paragraph-rsid="001135ce" style:font-size-asian="10pt"/>
    </style:style>
    <style:style style:name="T1" style:family="text">
      <style:text-properties officeooo:rsid="001244d1"/>
    </style:style>
    <style:style style:name="T2" style:family="text">
      <style:text-properties officeooo:rsid="0016ce33"/>
    </style:style>
    <style:style style:name="T3" style:family="text">
      <style:text-properties officeooo:rsid="00173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<text:span text:style-name="T3">11.01.19<text:tab/>Frohes neues Jahr</text:span></text:p>
      <text:p text:style-name="P1"/>
      <text:p text:style-name="P1">Beginn: 9:16</text:p>
      <text:p text:style-name="P1"/>
      <text:p text:style-name="P1">Ende: <text:span text:style-name="T2">10:46 <text:tab/>Arbeit in Kleingruppen für Großteil der Zeit</text:span></text:p>
      <text:p text:style-name="P1"/>
      <text:p text:style-name="P1"/>
      <text:p text:style-name="P1">Generell:</text:p>
      <text:p text:style-name="P1"/>
      <text:p text:style-name="P1"><text:tab/>- Lukas setzt sich an Connectivitätsproblem mit Android</text:p>
      <text:p text:style-name="P1"/>
      <text:p text:style-name="P1"><text:tab/>- Adroid Einarbeitung in Code und Provisorisches separates erstellen von benötigten <text:tab/>Funktionen</text:p>
      <text:p text:style-name="P1"/>
      <text:p text:style-name="P1"><text:tab/>- KI <text:span text:style-name="T1">Basic turn Functionalities and threading as well as getting the neccesary classes from <text:tab/>the existing project</text:span>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54M19S</meta:editing-duration>
    <meta:editing-cycles>8</meta:editing-cycles>
    <meta:generator>LibreOffice/5.4.6.2$Windows_X86_64 LibreOffice_project/4014ce260a04f1026ba855d3b8d91541c224eab8</meta:generator>
    <dc:date>2019-01-20T17:10:22.114000000</dc:date>
    <meta:document-statistic meta:table-count="0" meta:image-count="0" meta:object-count="0" meta:page-count="1" meta:paragraph-count="7" meta:word-count="55" meta:character-count="378" meta:non-whitespace-character-count="324"/>
    <meta:user-defined meta:name="Info 1"/>
    <meta:user-defined meta:name="Info 2"/>
    <meta:user-defined meta:name="Info 3"/>
    <meta:user-defined meta:name="Info 4"/>
  </office:meta>
</office:document-meta>
</file>